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olume (ml)</text:p>
          </table:table-cell>
          <table:table-cell table:number-columns-repeated="1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5"/>
          <table:table-cell office:value-type="float" office:value="4026" calcext:value-type="float">
            <text:p>4026</text:p>
          </table:table-cell>
          <table:table-cell office:value-type="float" office:value="3102" calcext:value-type="float">
            <text:p>3102</text:p>
          </table:table-cell>
          <table:table-cell office:value-type="float" office:value="3661" calcext:value-type="float">
            <text:p>3661</text:p>
          </table:table-cell>
          <table:table-cell office:value-type="float" office:value="3975" calcext:value-type="float">
            <text:p>3975</text:p>
          </table:table-cell>
          <table:table-cell office:value-type="float" office:value="3822" calcext:value-type="float">
            <text:p>3822</text:p>
          </table:table-cell>
          <table:table-cell office:value-type="float" office:value="4168" calcext:value-type="float">
            <text:p>4168</text:p>
          </table:table-cell>
          <table:table-cell office:value-type="float" office:value="4164" calcext:value-type="float">
            <text:p>4164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5"/>
          <table:table-cell office:value-type="float" office:value="4044" calcext:value-type="float">
            <text:p>4044</text:p>
          </table:table-cell>
          <table:table-cell office:value-type="float" office:value="4534" calcext:value-type="float">
            <text:p>4534</text:p>
          </table:table-cell>
          <table:table-cell office:value-type="float" office:value="3697" calcext:value-type="float">
            <text:p>3697</text:p>
          </table:table-cell>
          <table:table-cell office:value-type="float" office:value="4048" calcext:value-type="float">
            <text:p>4048</text:p>
          </table:table-cell>
          <table:table-cell office:value-type="float" office:value="4274" calcext:value-type="float">
            <text:p>4274</text:p>
          </table:table-cell>
          <table:table-cell office:value-type="float" office:value="3605" calcext:value-type="float">
            <text:p>3605</text:p>
          </table:table-cell>
          <table:table-cell office:value-type="float" office:value="4230" calcext:value-type="float">
            <text:p>4230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5"/>
          <table:table-cell office:value-type="float" office:value="4340" calcext:value-type="float">
            <text:p>4340</text:p>
          </table:table-cell>
          <table:table-cell office:value-type="float" office:value="4634" calcext:value-type="float">
            <text:p>4634</text:p>
          </table:table-cell>
          <table:table-cell office:value-type="float" office:value="4471" calcext:value-type="float">
            <text:p>4471</text:p>
          </table:table-cell>
          <table:table-cell office:value-type="float" office:value="4246" calcext:value-type="float">
            <text:p>4246</text:p>
          </table:table-cell>
          <table:table-cell office:value-type="float" office:value="3977" calcext:value-type="float">
            <text:p>3977</text:p>
          </table:table-cell>
          <table:table-cell office:value-type="float" office:value="2753" calcext:value-type="float">
            <text:p>2753</text:p>
          </table:table-cell>
          <table:table-cell office:value-type="float" office:value="4173" calcext:value-type="float">
            <text:p>4173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3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5"/>
          <table:table-cell office:value-type="string" calcext:value-type="string">
            <text:p>media</text:p>
          </table:table-cell>
          <table:table-cell table:formula="of:=AVERAGE([.G2:.N4])" office:value-type="float" office:value="4003.45833333333" calcext:value-type="float">
            <text:p>4003,45833333333</text:p>
          </table:table-cell>
          <table:table-cell table:number-columns-repeated="2"/>
          <table:table-cell office:value-type="string" calcext:value-type="string">
            <text:p>h0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5"/>
          <table:table-cell office:value-type="string" calcext:value-type="string">
            <text:p>desvio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1 &gt; 3450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1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3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5"/>
          <table:table-cell office:value-type="string" calcext:value-type="string">
            <text:p>desvio dadao</text:p>
          </table:table-cell>
          <table:table-cell table:formula="of:=SQRT(122500)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formula="of:=([.H6]-[.L6])*SQRT([.H8])/[.H7]" office:value-type="float" office:value="7.74680291747356" calcext:value-type="float">
            <text:p>7,74680291747356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5"/>
          <table:table-cell office:value-type="string" calcext:value-type="string">
            <text:p>variancia</text:p>
          </table:table-cell>
          <table:table-cell office:value-type="float" office:value="122500" calcext:value-type="float">
            <text:p>122500</text:p>
          </table:table-cell>
          <table:table-cell table:number-columns-repeated="6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3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A2:.A15])" office:value-type="float" office:value="596.285714285714" calcext:value-type="float">
            <text:p>596,2857142857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svio</text:p>
          </table:table-cell>
          <table:table-cell table:formula="of:=COM.MICROSOFT.STDEV.S([.A2:.A15])" office:value-type="float" office:value="13.8476800135706" calcext:value-type="float">
            <text:p>13,84768001357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table:formula="of:=COUNTIF([.A2:.A15]; &quot;&gt;0&quot;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dado que o percentual da afirmativa x&lt;600 estar errado está entre 10% e 25%, por ser um percentual muito alto da probabilidade dessa afirmativa estar errada, deverá ser aceitada a hipótese inicial x = 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table:formula="of:=([.B16]-600)*SQRT([.B18])/[.B17]" office:value-type="float" office:value="-1.00360382142181" calcext:value-type="float">
            <text:p>-1,00360382142181</text:p>
          </table:table-cell>
          <table:table-cell table:number-columns-repeated="1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dado que o percentual 0,24% seja a probabilidade de erro da afirmativa x &gt; 1,70m de altura, é possível afirmar e defender essa afirmativa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</text:p>
          </table:table-cell>
          <table:table-cell table:formula="of:=(174-170)*SQRT([.B30])/[.B32]" office:value-type="float" office:value="1.19256958799989" calcext:value-type="float">
            <text:p>1,19256958799989</text:p>
          </table:table-cell>
          <table:table-cell table:number-columns-repeated="1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h0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ancia = desvio^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svio = raiz(variancia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0 != 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</text:p>
          </table:table-cell>
          <table:table-cell table:formula="of:=([.B40]-50)*SQRT([.B42])/[.D4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quando é diferente (maor ou igual) pega o valor de probabilidade e multiplica por 2, maior e menor</text:p>
          </table:table-cell>
          <table:table-cell table:number-columns-repeated="11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0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</text:p>
          </table:table-cell>
          <table:table-cell table:formula="of:=([.B54]-[.B51])*SQRT([.B53])/[.B52]" office:value-type="float" office:value="-3.12984318574381" calcext:value-type="float">
            <text:p>-3,12984318574381</text:p>
          </table:table-cell>
          <table:table-cell office:value-type="string" calcext:value-type="string">
            <text:p>=</text:p>
          </table:table-cell>
          <table:table-cell office:value-type="float" office:value="0.00135" calcext:value-type="float">
            <text:p>0,00135</text:p>
          </table:table-cell>
          <table:table-cell office:value-type="string" calcext:value-type="string">
            <text:p>=</text:p>
          </table:table-cell>
          <table:table-cell table:style-name="ce3" office:value-type="percentage" office:value="0.00135" calcext:value-type="percentage">
            <text:p>0,14%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mos fortes evidencias que o tempo de resposta ficou abaixo do que estava antes</text:p>
          </table:table-cell>
          <table:table-cell table:number-columns-repeated="11"/>
        </table:table-row>
        <table:table-row table:style-name="ro1" table:number-rows-repeated="6">
          <table:table-cell table:number-columns-repeated="14"/>
        </table:table-row>
        <table:table-row table:style-name="ro1" table:number-rows-repeated="9">
          <table:table-cell table:style-name="ce1"/>
          <table:table-cell table:style-name="ce2"/>
          <table:table-cell table:number-columns-repeated="12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table:number-columns-repeated="1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 style:data-style-name="N2" text:time-value="18:47:49.807572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1T19:02:54.966336100</meta:creation-date>
    <dc:date>2025-06-25T20:25:54.296789500</dc:date>
    <meta:editing-duration>PT55M5S</meta:editing-duration>
    <meta:editing-cycles>6</meta:editing-cycles>
    <meta:generator>LibreOffice/25.2.4.3$Windows_X86_64 LibreOffice_project/33e196637044ead23f5c3226cde09b47731f7e27</meta:generator>
    <meta:document-statistic meta:table-count="1" meta:cell-count="103" meta:object-count="0"/>
  </office:meta>
</office:document-meta>
</file>